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wollmux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Frame_20_contents">
      <style:text-properties text:display="none"/>
    </style:style>
    <style:style style:name="P2" style:family="paragraph" style:parent-style-name="Standard">
      <style:text-properties officeooo:rsid="001cddba" officeooo:paragraph-rsid="001cddba"/>
    </style:style>
    <style:style style:name="P3" style:family="paragraph" style:parent-style-name="Standard">
      <style:text-properties officeooo:paragraph-rsid="00100a68"/>
    </style:style>
    <style:style style:name="P4" style:family="paragraph" style:parent-style-name="Fließtext" style:master-page-name="Standard">
      <style:paragraph-properties style:page-number="auto"/>
      <style:text-properties officeooo:rsid="00100a68"/>
    </style:style>
    <style:style style:name="T1" style:family="text">
      <style:text-properties officeooo:rsid="001dab55" fo:background-color="transparent" loext:char-shading-value="0"/>
    </style:style>
    <style:style style:name="T2" style:family="text">
      <style:text-properties officeooo:rsid="001dab55"/>
    </style:style>
    <style:style style:name="T3" style:family="text">
      <style:text-properties officeooo:rsid="0032c7ba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background-color="transparent" style:background-transparency="100%" fo:padding="0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cm" svg:width="0.041cm" svg:height="0.041cm" draw:z-index="0">
        <draw:text-box>
          <text:p text:style-name="P1"><office:annotation><dc:creator>WollMuxVersion</dc:creator><dc:date>2015-09-07T07:49:19</dc:date><text:p>15.04e</text:p></office:annotation><office:annotation><dc:creator>OOoVersion</dc:creator><dc:date>2015-09-07T07:49:19</dc:date><text:p>4.1.6.23.0.6.23.0</text:p></office:annotation><office:annotation><dc:creator>WollMuxFormularbeschreibung</dc:creator><dc:date>2015-09-07T07:49:19</dc:date><text:p/><text:p>WM(</text:p><text:p/><text:p><text:s text:c="2"/>Formular(</text:p><text:p><text:s text:c="4"/>TITLE "Generiert durch FormularMax 4000"</text:p><text:p/><text:p><text:s text:c="4"/>Fenster(</text:p><text:p/><text:p><text:s text:c="6"/>Empfaengerauswahl(</text:p><text:p><text:s text:c="8"/>TITLE "Empfänger"</text:p><text:p><text:s text:c="8"/>CLOSEACTION "abort"</text:p><text:p><text:s text:c="8"/>TIP "Hier können Sie den Empfänger auswählen"</text:p><text:p><text:s text:c="8"/>HOTKEY "E"</text:p><text:p/><text:p><text:s text:c="8"/>Eingabefelder(</text:p><text:p/><text:p><text:s text:c="10"/>(</text:p><text:p><text:s text:c="12"/>LABEL "Zustellvermerk"</text:p><text:p><text:s text:c="12"/>TYPE "combobox"</text:p><text:p><text:s text:c="12"/>ID "EmpfaengerZustellvermerk"</text:p><text:p><text:s text:c="12"/>TIP ""</text:p><text:p><text:s text:c="12"/>READONLY "false"</text:p><text:p><text:s text:c="12"/>EDIT "false"</text:p><text:p><text:s text:c="12"/>VALUES("", "Einschreiben", "Einschreiben eigenhändig", "Einschreiben mit Rückschein", "Einschreiben eigenhändig mit Rückschein", "Einwurfeinschreiben", "Postzustellungsauftrag", "gegen Empfangsbekenntnis", "gegen Postzustellungsurkunde", "per E-Mail", "per Telefax", "öffentliche Zustellung")</text:p><text:p><text:s text:c="10"/>)</text:p><text:p/><text:p><text:s text:c="10"/>(</text:p><text:p><text:s text:c="12"/>LABEL "Empfänger Zeile 1"</text:p><text:p><text:s text:c="12"/>TYPE "textfield"</text:p><text:p><text:s text:c="12"/>ID "EmpfaengerZeile1"</text:p><text:p><text:s text:c="12"/>TIP ""</text:p><text:p><text:s text:c="12"/>READONLY "false"</text:p><text:p/><text:p><text:s text:c="12"/>AUTOFILL(</text:p><text:p><text:s text:c="14"/>DIALOG("Empfaengerauswahl", "EmpfaengerZeile1")</text:p><text:p><text:s text:c="12"/>)</text:p><text:p><text:s text:c="10"/>)</text:p><text:p/><text:p><text:s text:c="10"/>(</text:p><text:p><text:s text:c="12"/>LABEL "Empfänger Zeile 2"</text:p><text:p><text:s text:c="12"/>TYPE "textfield"</text:p><text:p><text:s text:c="12"/>ID "EmpfaengerZeile2"</text:p><text:p><text:s text:c="12"/>TIP ""</text:p><text:p><text:s text:c="12"/>READONLY "false"</text:p><text:p/><text:p><text:s text:c="12"/>AUTOFILL(</text:p><text:p><text:s text:c="14"/>DIALOG("Empfaengerauswahl", "EmpfaengerZeile2")</text:p><text:p><text:s text:c="12"/>)</text:p><text:p><text:s text:c="10"/>)</text:p><text:p/><text:p><text:s text:c="10"/>(</text:p><text:p><text:s text:c="12"/>LABEL "Empfänger Zeile 3"</text:p><text:p><text:s text:c="12"/>TYPE "textfield"</text:p><text:p><text:s text:c="12"/>ID "EmpfaengerZeile3"</text:p><text:p><text:s text:c="12"/>TIP ""</text:p><text:p><text:s text:c="12"/>READONLY "false"</text:p><text:p/><text:p><text:s text:c="12"/>AUTOFILL(</text:p><text:p><text:s text:c="14"/>DIALOG("Empfaengerauswahl", "EmpfaengerZeile3")</text:p><text:p><text:s text:c="12"/>)</text:p><text:p><text:s text:c="10"/>)</text:p><text:p/><text:p><text:s text:c="10"/>(</text:p><text:p><text:s text:c="12"/>LABEL "Empfänger Zeile 4"</text:p><text:p><text:s text:c="12"/>TYPE "textfield"</text:p><text:p><text:s text:c="12"/>ID "EmpfaengerZeile4"</text:p><text:p><text:s text:c="12"/>TIP ""</text:p><text:p><text:s text:c="12"/>READONLY "false"</text:p><text:p/><text:p><text:s text:c="12"/>AUTOFILL(</text:p><text:p><text:s text:c="14"/>DIALOG("Empfaengerauswahl", "EmpfaengerZeile4")</text:p><text:p><text:s text:c="12"/>)</text:p><text:p><text:s text:c="10"/>)</text:p><text:p/><text:p><text:s text:c="10"/>(</text:p><text:p><text:s text:c="12"/>LABEL "Empfänger Zeile 5"</text:p><text:p><text:s text:c="12"/>TYPE "textfield"</text:p><text:p><text:s text:c="12"/>ID "EmpfaengerZeile5"</text:p><text:p><text:s text:c="12"/>TIP ""</text:p><text:p><text:s text:c="12"/>READONLY "false"</text:p><text:p/><text:p><text:s text:c="12"/>AUTOFILL(</text:p><text:p><text:s text:c="14"/>DIALOG("Empfaengerauswahl", "EmpfaengerZeile5")</text:p><text:p><text:s text:c="12"/>)</text:p><text:p><text:s text:c="10"/>)</text:p><text:p/><text:p><text:s text:c="10"/>(</text:p><text:p><text:s text:c="12"/>LABEL "Empfänger Zeile 6"</text:p><text:p><text:s text:c="12"/>TYPE "textfield"</text:p><text:p><text:s text:c="12"/>ID "EmpfaengerZeile6"</text:p><text:p><text:s text:c="12"/>TIP ""</text:p><text:p><text:s text:c="12"/>READONLY "false"</text:p><text:p/><text:p><text:s text:c="12"/>AUTOFILL(</text:p><text:p><text:s text:c="14"/>DIALOG("Empfaengerauswahl", "EmpfaengerZeile6")</text:p><text:p><text:s text:c="12"/>)</text:p><text:p><text:s text:c="10"/>)</text:p><text:p><text:s text:c="10"/>(LABEL "Ihr Schreiben vom" TYPE "textfield" ID "IhrSchreibenVom" TIP "" READONLY "false")</text:p><text:p><text:s text:c="10"/>(LABEL "Ihr Zeichen" TYPE "textfield" ID "IhrZeichen" TIP "" READONLY "false")</text:p><text:p><text:s text:c="10"/>(LABEL "Unser Zeichen" TYPE "textfield" ID "UnserZeichen" TIP "" READONLY "false")</text:p><text:p><text:s text:c="10"/>(TYPE "glue")</text:p><text:p><text:s text:c="8"/>)</text:p><text:p/><text:p><text:s text:c="8"/>Buttons(</text:p><text:p><text:s text:c="10"/>(LABEL "Abbrechen" TYPE "button" TIP "Zum Abbrechen hier klicken" READONLY "false" ACTION "abort" HOTKEY "A")</text:p><text:p><text:s text:c="10"/>(LABEL "glue" TYPE "glue" TIP "" READONLY "false" MINSIZE "20")</text:p><text:p><text:s text:c="10"/>(LABEL "Adressauswahl" TYPE "button" TIP "Hier kommen Sie zur Empfängerauswahl" READONLY "false" ACTION "funcDialog" DIALOG "Empfaengerauswahl" HOTKEY "S")</text:p><text:p><text:s text:c="10"/>(LABEL "glue" TYPE "glue" TIP "" READONLY "false" MINSIZE "20")</text:p><text:p><text:s text:c="10"/>(LABEL "Weiter-&gt;" TYPE "button" TIP "" READONLY "false" ACTION "nextTab" HOTKEY "W")</text:p><text:p><text:s text:c="8"/>)</text:p><text:p><text:s text:c="6"/>)</text:p><text:p/><text:p><text:s text:c="6"/>Tab(</text:p><text:p><text:s text:c="8"/>TITLE "Eingaben"</text:p><text:p><text:s text:c="8"/>CLOSEACTION "abort"</text:p><text:p><text:s text:c="8"/>TIP ""</text:p><text:p/><text:p><text:s text:c="8"/>Eingabefelder(</text:p><text:p><text:s text:c="10"/>(LABEL "Label" TYPE "separator" ID "ID" TIP "" READONLY "false")</text:p><text:p><text:s text:c="10"/>(LABEL "&lt;html&gt;&lt;font color=blue&gt;Angaben zur Person:&lt;/font&gt;&lt;/html&gt;" TYPE "label" ID "ID2" TIP "" READONLY "false")</text:p><text:p/><text:p><text:s text:c="10"/>(</text:p><text:p><text:s text:c="12"/>LABEL "Anrede"</text:p><text:p><text:s text:c="12"/>TYPE "combobox"</text:p><text:p><text:s text:c="12"/>ID "Anrede"</text:p><text:p><text:s text:c="12"/>TIP ""</text:p><text:p><text:s text:c="12"/>READONLY "false"</text:p><text:p><text:s text:c="12"/>EDIT "false"</text:p><text:p><text:s text:c="12"/>VALUES("geehrter Herr", "geehrte Frau")</text:p><text:p><text:s text:c="12"/>AUTOFILL "geehrter Herr"</text:p><text:p><text:s text:c="10"/>)</text:p><text:p><text:s text:c="10"/>(LABEL "Name" TYPE "textfield" ID "Name" TIP "" READONLY "false")</text:p><text:p><text:s text:c="10"/>(LABEL "" TYPE "separator" ID "ID3" TIP "" READONLY "false")</text:p><text:p><text:s text:c="10"/>(LABEL "&lt;html&gt;&lt;font color=blue&gt;Dauer des Fernbleibens vom Dienst?&lt;/font&gt;&lt;/html&gt;" TYPE "label" ID "ID6" TIP "" READONLY "false")</text:p><text:p><text:s text:c="10"/>(LABEL "ein Tag" TYPE "checkbox" ID "Tag_Zeitraum" TIP "" READONLY "false" AUTOFILL "")</text:p><text:p><text:s text:c="10"/>(LABEL "Datum" TYPE "textfield" ID "Datum" TIP "" READONLY "false" GROUPS "Tag_Zeitraum")</text:p><text:p><text:s text:c="10"/>(LABEL "ein Zeitraum" TYPE "checkbox" ID "Zeitraum" TIP "" READONLY "false")</text:p><text:p><text:s text:c="10"/>(LABEL " <text:s text:c="2"/>von" TYPE "textfield" ID "Zeitraum_von" TIP "" READONLY "false" GROUPS "Zeitraum")</text:p><text:p><text:s text:c="10"/>(LABEL " <text:s text:c="2"/>bis" TYPE "textfield" ID "Zeitraum_bis" TIP "" READONLY "false" GROUPS "Zeitraum")</text:p><text:p><text:s text:c="10"/>(LABEL "&lt;html&gt;&lt;font color = red&gt;Bitte entweder ""ein Tag"" ODER ""ein Zeitraum"" angeben!&lt;/html&gt;" TYPE "label" ID "ID13" TIP "" READONLY "false" GROUPS "gleichzeitig")</text:p><text:p><text:s text:c="10"/>(LABEL "" TYPE "separator" ID "ID16" TIP "" READONLY "false")</text:p><text:p><text:s text:c="10"/>(LABEL "&lt;html&gt;&lt;font color=blue&gt;Aufforderung zum Dienstantritt?&lt;/font&gt;&lt;/html&gt;" TYPE "label" ID "ID4" TIP "" READONLY "false")</text:p><text:p><text:s text:c="10"/>(LABEL "Aufforderung zum Dienstantritt?" TYPE "checkbox" ID "chkdienstantritt" TIP "" READONLY "false")</text:p><text:p><text:s text:c="10"/>(LABEL "Letztmalig?" TYPE "checkbox" ID "chkletztmalig" TIP "" READONLY "false" GROUPS "chkdienstantritt")</text:p><text:p><text:s text:c="10"/>(LABEL "" TYPE "separator" ID "ID7" TIP "" READONLY "false")</text:p><text:p><text:s text:c="10"/>(LABEL "&lt;html&gt;&lt;font color=blue&gt;Übersetzungsvermerke:&lt;/font&gt;&lt;/html&gt;" TYPE "label" ID "ID5" TIP "" READONLY "false")</text:p><text:p><text:s text:c="10"/>(LABEL "Serbokroatischen Übersetzungsvermerk ein- bzw. ausblenden" TYPE "checkbox" ID "chkserbisch" TIP "" READONLY "false")</text:p><text:p><text:s text:c="10"/>(LABEL "Türkischen Übersetzungsvermerk ein- bzw. ausblenden" TYPE "checkbox" ID "chktuerkisch" TIP "" READONLY "false")</text:p><text:p><text:s text:c="10"/>(LABEL "" TYPE "separator" ID "ID8" TIP "" READONLY "false")</text:p><text:p><text:s text:c="10"/>(LABEL " " TYPE "label" ID "ID9" TIP "" READONLY "false")</text:p><text:p><text:s text:c="10"/>(LABEL " " TYPE "label" ID "ID10" TIP "" READONLY "false")</text:p><text:p><text:s text:c="10"/>(LABEL " " TYPE "label" ID "ID11" TIP "" READONLY "false")</text:p><text:p><text:s text:c="10"/>(LABEL " " TYPE "label" ID "ID12" TIP "" READONLY "false")</text:p><text:p><text:s text:c="10"/>(TYPE "glue")</text:p><text:p><text:s text:c="8"/>)</text:p><text:p/><text:p><text:s text:c="8"/>Buttons(</text:p><text:p><text:s text:c="10"/>(LABEL "&lt;-Zurück" TYPE "button" TIP "" READONLY "false" ACTION "prevTab" HOTKEY "Z")</text:p><text:p><text:s text:c="10"/>(LABEL "&lt;-Zurück" TYPE "button" TIP "" READONLY "false" ACTION "prevTab" HOTKEY "Z")</text:p><text:p><text:s text:c="10"/>(LABEL "Als Pdf speichern..." TYPE "button" TIP "" READONLY "false" ACTION "form2PDF" HOTKEY "S")</text:p><text:p><text:s text:c="10"/>(LABEL "Drucken..." TYPE "button" TIP "" READONLY "false" ACTION "printForm" HOTKEY "P")</text:p><text:p><text:s text:c="8"/>)</text:p><text:p><text:s text:c="6"/>)</text:p><text:p><text:s text:c="4"/>)</text:p><text:p/><text:p><text:s text:c="4"/>Sichtbarkeit(</text:p><text:p><text:s text:c="6"/>chkletztmalig(VALUE "chkletztmalig")</text:p><text:p><text:s text:c="6"/>Tag_Zeitraum(VALUE "Tag_Zeitraum")</text:p><text:p><text:s text:c="6"/>chkdienstantritt(VALUE "chkdienstantritt")</text:p><text:p><text:s text:c="6"/>Zeitraum(VALUE "Zeitraum")</text:p><text:p><text:s text:c="6"/>serbien(VALUE "chkserbisch")</text:p><text:p><text:s text:c="6"/>tuerkei(VALUE "chktuerkisch")</text:p><text:p/><text:p><text:s text:c="6"/>gleichzeitig(</text:p><text:p><text:s text:c="8"/>AND(VALUE "Tag_Zeitraum" VALUE "Zeitraum")</text:p><text:p><text:s text:c="6"/>)</text:p><text:p><text:s text:c="4"/>)</text:p><text:p><text:s text:c="2"/>)</text:p><text:p>)</text:p></office:annotation></text:p>
        </draw:text-box>
      </draw:frame>
      <text:section text:style-name="Sect1" text:name="Externer Briefkopf">
        <text:p text:style-name="P4"/>
      </text:section>
      <text:p text:style-name="P2">Für <text:span text:style-name="T1">den </text:span><text:bookmark-start text:name="WM(CMD 'setGroups' GROUPS 'Tag_Zeitraum')"/><text:bookmark-start text:name="WM(CMD 'insertFormValue' ID 'Datum')&#10;"/><text:span text:style-name="T1"><text:text-input text:description="Datum&lt;&lt;Datum&gt;&gt;">     </text:text-input></text:span><text:bookmark-end text:name="WM(CMD 'insertFormValue' ID 'Datum')&#10;"/><text:span text:style-name="T2"> </text:span><text:bookmark-end text:name="WM(CMD 'setGroups' GROUPS 'Tag_Zeitraum')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Seite" style:family="paragraph">
      <style:paragraph-properties fo:margin-left="12.201cm" fo:margin-right="0cm" fo:text-indent="0cm" style:auto-text-indent="false"/>
      <style:text-properties fo:font-size="9pt"/>
    </style:style>
    <style:style style:name="Fließtext" style:family="paragraph">
      <style:paragraph-properties style:line-height-at-least="0.459cm"/>
      <style:text-properties fo:font-size="11pt"/>
    </style:style>
    <style:style style:name="Frame_20_contents" style:display-name="Frame contents" style:family="paragraph" style:parent-style-name="Text_20_body" style:class="extra"/>
    <style:style style:name="WollMuxVerfuegungspunkt" style:family="paragraph" style:parent-style-name="Fließtext" style:next-style-name="Fließtext" style:class="text">
      <style:paragraph-properties fo:margin-left="0cm" fo:margin-right="0cm" fo:margin-top="0.46cm" fo:margin-bottom="0cm" style:contextual-spacing="false" fo:text-indent="-0.7cm" style:auto-text-indent="false">
        <style:tab-stops>
          <style:tab-stop style:position="0.7cm"/>
        </style:tab-stops>
      </style:paragraph-properties>
      <style:text-properties fo:font-weight="bold"/>
    </style:style>
    <style:style style:name="WollMuxVerfuegungspunktAbdruck" style:family="paragraph" style:parent-style-name="WollMuxVerfuegungspunkt" style:next-style-name="Fließtext" style:class="text">
      <style:text-properties fo:font-weight="normal"/>
    </style:style>
    <style:style style:name="WollMuxZuleitungszeile" style:family="paragraph" style:parent-style-name="Fließtext" style:next-style-name="Fließtext" style:class="text">
      <style:paragraph-properties>
        <style:tab-stops/>
      </style:paragraph-properties>
      <style:text-properties style:text-underline-style="solid" style:text-underline-width="auto" style:text-underline-color="font-color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ließtext" style:family="text">
      <style:text-properties style:font-name="Arial" fo:font-size="11pt" style:text-underline-style="none"/>
    </style:style>
    <style:style style:name="WollMuxRoemischeZiffer" style:family="text" style:parent-style-name="Fließtext">
      <style:text-properties fo:font-weight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2.071cm" fo:margin-left="2.499cm" fo:margin-right="2.22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2.071cm" fo:margin-left="2.499cm" fo:margin-right="2.22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99cm" fo:margin-left="0cm" fo:margin-right="0cm" fo:margin-bottom="3.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Wollmux_5f_2" style:display-name="Wollmux_2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Linux_X86_64 LibreOffice_project/2e2573268451a50806fcd60ae2d9fe01dd0ce24</meta:generator>
    <meta:creation-date>2020-09-09T11:36:49</meta:creation-date>
    <dc:language>de-DE</dc:language>
    <meta:editing-cycles>2</meta:editing-cycles>
    <meta:editing-duration>P0D</meta:editing-duration>
    <dc:date>2020-09-09T11:41:03</dc:date>
    <meta:document-statistic meta:table-count="0" meta:image-count="0" meta:object-count="0" meta:page-count="1" meta:paragraph-count="1" meta:word-count="2" meta:character-count="14" meta:non-whitespace-character-count="6"/>
    <meta:user-defined meta:name="Info 1"/>
    <meta:user-defined meta:name="Info 2"/>
    <meta:user-defined meta:name="Info 3"/>
    <meta:user-defined meta:name="Info 4"/>
  </office:meta>
</office:document-meta>
</file>